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DCAFCBA4A184D427.png" manifest:media-type="image/png"/>
  <manifest:file-entry manifest:full-path="Pictures/1009AAA8000129600001A4C055647805A4228EED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9.747cm" svg:height="27.94cm" draw:z-index="0"><draw:image xlink:href="Pictures/1009AAA8000129600001A4C055647805A4228EED.pdf" xlink:type="simple" xlink:show="embed" xlink:actuate="onLoad" draw:mime-type="application/pdf"/><draw:image xlink:href="Pictures/100000010000031900000462DCAFCBA4A184D4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21:14:40.869384344</meta:creation-date>
    <dc:date>2022-07-26T21:16:22.540378202</dc:date>
    <meta:editing-duration>PT1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